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7FF1_1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7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. Ezekiel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6, 1891</text:p>
      <text:p text:style-name="P6">Month<text:tab/><text:tab/><text:tab/><text:tab/><text:tab/><text:tab/>May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Rome</text:p>
      <text:p text:style-name="P6">State<text:tab/><text:tab/><text:tab/><text:tab/><text:tab/><text:tab/></text:p>
      <text:p text:style-name="P6">Country<text:tab/><text:tab/><text:tab/><text:tab/><text:tab/>Italy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gal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Y</text:p>
      <text:p text:style-name="P6">Wax seal<text:tab/><text:tab/><text:tab/><text:tab/><text:tab/>Y</text:p>
      <text:p text:style-name="P6"/>
      <text:p text:style-name="P6">V. Added entries </text:p>
      <text:p text:style-name="P6"/>
      <text:p text:style-name="P6">Additional names mentioned: Della Fridenberg</text:p>
      <text:p text:style-name="P6">Additional Places mentioned: Sicily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Rome 6 May 1891/</text:p>
      <text:p text:style-name="P2">My dear &amp; most Revd Dr./</text:p>
      <text:p text:style-name="P2"><text:tab/>I have just seen a letter/ from Mrs Della Fridenberg of/ March 8th. <text:s/>I happened to be in/ Sicily when she was in Rome/ and by a mishap my servant/ put certain letters in a box/ in my studio during my absence,/ &amp; forgot them, so this letter was/ one of them. <text:s/>I am extremely/ sorry because it would have/ given me great pleasure to/ have met your friend &amp; to have/ done what I could to make/ her stay in Rome a pleasant/ one. <text:s/>Please present my regrets/ to her, &amp; believe me with highest/ esteem Your Friend &amp; Obt Servt/ M. Ezekiel/</text:p>
      <text:p text:style-name="P2"/>
      <text:p text:style-name="P2">[Page 2]</text:p>
      <text:p text:style-name="P4">W. S. America<text:span text:style-name="T2">/</text:span></text:p>
      <text:p text:style-name="P4"><text:span text:style-name="T2"/></text:p>
      <text:p text:style-name="P4"><text:span text:style-name="T2">Rev Dr. S. Morais/</text:span></text:p>
      <text:p text:style-name="P4"><text:soft-page-break/><text:span text:style-name="T3">kindness of Dr A. Hyneman</text:span><text:span text:style-name="T2">/</text:span></text:p>
      <text:p text:style-name="P4"><text:span text:style-name="T2">546 North 5th Street/</text:span></text:p>
      <text:p text:style-name="P4"><text:span text:style-name="T3">1015 Green St</text:span><text:span text:style-name="T2">/</text:span></text:p>
      <text:p text:style-name="P4"><text:span text:style-name="T2"><text:tab/>Philadelphia/</text:span></text:p>
      <text:p text:style-name="P4"><text:span text:style-name="T2"><text:tab/>P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4:38:21.28</meta:creation-date>
    <dc:date>2012-01-26T14:51:08.63</dc:date>
    <dc:creator>Penn Libraries</dc:creator>
    <meta:editing-duration>PT00H12M4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308" meta:character-count="1977"/>
  </office:meta>
</office:document-meta>
</file>